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z-Principiodelformulario" style:master-page-name="MP0" style:family="paragraph">
      <style:paragraph-properties fo:break-before="page"/>
      <style:text-properties style:font-name-complex="Times New Roman" text:display="true"/>
    </style:style>
    <style:style style:name="P2" style:parent-style-name="z-Principiodelformulario" style:family="paragraph">
      <style:paragraph-properties fo:text-align="start"/>
      <style:text-properties style:font-name-complex="Times New Roman"/>
    </style:style>
    <style:style style:name="TableColumn4" style:family="table-column">
      <style:table-column-properties style:column-width="0.5673in" style:use-optimal-column-width="false"/>
    </style:style>
    <style:style style:name="TableColumn5" style:family="table-column">
      <style:table-column-properties style:column-width="0.7875in" style:use-optimal-column-width="false"/>
    </style:style>
    <style:style style:name="TableColumn6" style:family="table-column">
      <style:table-column-properties style:column-width="0.3041in" style:use-optimal-column-width="false"/>
    </style:style>
    <style:style style:name="TableColumn7" style:family="table-column">
      <style:table-column-properties style:column-width="3.3166in" style:use-optimal-column-width="false"/>
    </style:style>
    <style:style style:name="TableColumn8" style:family="table-column">
      <style:table-column-properties style:column-width="0.6118in" style:use-optimal-column-width="false"/>
    </style:style>
    <style:style style:name="TableColumn9" style:family="table-column">
      <style:table-column-properties style:column-width="0.3923in" style:use-optimal-column-width="false"/>
    </style:style>
    <style:style style:name="Table3" style:family="table">
      <style:table-properties style:width="5.9798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95B3D7" fo:padding-top="0in" fo:padding-left="0.075in" fo:padding-bottom="0in" fo:padding-right="0.075in"/>
    </style:style>
    <style:style style:name="P1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3" style:family="table-cell">
      <style:table-cell-properties fo:border="0.0034in solid #000000" fo:background-color="#95B3D7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background-color="#DBE5F1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8" style:family="table-cell">
      <style:table-cell-properties fo:border="0.0034in solid #000000" fo:padding-top="0in" fo:padding-left="0.075in" fo:padding-bottom="0in" fo:padding-right="0.075in"/>
    </style:style>
    <style:style style:name="P19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20" style:family="table-row">
      <style:table-row-properties style:min-row-height="0.2534in" style:use-optimal-row-height="false"/>
    </style:style>
    <style:style style:name="TableCell21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padding-top="0in" fo:padding-left="0.075in" fo:padding-bottom="0in" fo:padding-right="0.075in"/>
    </style:style>
    <style:style style:name="P25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6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7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8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9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30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31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32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33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TableRow34" style:family="table-row">
      <style:table-row-properties style:min-row-height="0.2437in" style:use-optimal-row-height="false"/>
    </style:style>
    <style:style style:name="TableCell35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34in solid #000000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40" style:family="table-row">
      <style:table-row-properties style:min-row-height="0.2895in" style:use-optimal-row-height="false"/>
    </style:style>
    <style:style style:name="TableCell41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6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8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50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5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53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55" style:family="table-row">
      <style:table-row-properties style:min-row-height="0.2111in" style:use-optimal-row-height="false"/>
    </style:style>
    <style:style style:name="TableCell56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58" style:family="table-row">
      <style:table-row-properties style:min-row-height="0.2833in" style:use-optimal-row-height="false"/>
    </style:style>
    <style:style style:name="TableCell59" style:family="table-cell">
      <style:table-cell-properties fo:border="0.0034in solid #000000" fo:padding-top="0in" fo:padding-left="0.075in" fo:padding-bottom="0in" fo:padding-right="0.075in"/>
    </style:style>
    <style:style style:name="P60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P61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Row62" style:family="table-row">
      <style:table-row-properties style:min-row-height="0.3152in" style:use-optimal-row-height="false"/>
    </style:style>
    <style:style style:name="TableCell63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34in solid #000000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68" style:parent-style-name="z-Finaldelformulario" style:family="paragraph">
      <style:text-properties style:font-name-complex="Times New Roman"/>
    </style:style>
    <style:style style:name="P69" style:parent-style-name="Standard" style:family="paragraph">
      <style:text-properties style:font-name="Spranq eco sans" style:font-name-asian="Spranq eco sans" style:font-name-complex="Spranq eco sans"/>
    </style:style>
  </office:automatic-styles>
  <office:body>
    <office:text text:use-soft-page-breaks="true">
      <text:p text:style-name="P1"/>
      <text:p text:style-name="P2">Principio del formulario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Identificador</text:p>
          </table:table-cell>
          <table:covered-table-cell/>
          <table:table-cell table:style-name="TableCell13" table:number-columns-spanned="4">
            <text:p text:style-name="P14">Descripción de la acción de alto nivel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2">
            <text:p text:style-name="P17">AC-010</text:p>
          </table:table-cell>
          <table:covered-table-cell/>
          <table:table-cell table:style-name="TableCell18" table:number-columns-spanned="4">
            <text:p text:style-name="P19">Su función es informar al usuario del estado del juego.</text:p>
          </table:table-cell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6">
            <text:p text:style-name="P22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 table:number-columns-spanned="6">
            <text:p text:style-name="P25">1.<text:s/>Informar al usuario si está en una actuación de dos semanas</text:p>
            <text:p text:style-name="P26">2. Informar al usuario de las cartas de acción de la mano.</text:p>
            <text:p text:style-name="P27">3. Informar al usuario de las cartas de acción de la pila de descartes si las hay.</text:p>
            <text:p text:style-name="P28">4. Informar al usuario de los talentos que posee su circo.</text:p>
            <text:p text:style-name="P29">5. Informar al usuario de su reputación actual.</text:p>
            <text:p text:style-name="P30">6. Informar al usuario de la tirada máxima para poder contratar.</text:p>
            <text:p text:style-name="P31">7. Informar al usuario de su posición actual en el tablero.</text:p>
            <text:p text:style-name="P32">8. Informar al usuario del dinero que posee.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6">
            <text:p text:style-name="P36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6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6">
            <text:p text:style-name="P42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>
            <text:p text:style-name="P45">Paso</text:p>
          </table:table-cell>
          <table:table-cell table:style-name="TableCell46" table:number-columns-spanned="2">
            <text:p text:style-name="P47">Clase</text:p>
          </table:table-cell>
          <table:covered-table-cell/>
          <table:table-cell table:style-name="TableCell48">
            <text:p text:style-name="P49">Método</text:p>
          </table:table-cell>
          <table:table-cell table:style-name="TableCell50">
            <text:p text:style-name="P51">Mem.</text:p>
            <text:p text:style-name="P52">Técn.</text:p>
          </table:table-cell>
          <table:table-cell table:style-name="TableCell53">
            <text:p text:style-name="P54">IU</text:p>
          </table:table-cell>
        </table:table-row>
        <table:table-row table:style-name="TableRow55">
          <table:table-cell table:style-name="TableCell56" table:number-columns-spanned="6">
            <text:p text:style-name="P57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8">
          <table:table-cell table:style-name="TableCell59" table:number-columns-spanned="6">
            <text:p text:style-name="P60">[void] playerEstate();</text:p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6">
            <text:p text:style-name="P64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">
          <table:table-cell table:style-name="TableCell66" table:number-columns-spanned="6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text-autospace="ideograph-alpha" style:vertical-align="auto" fo:margin-bottom="0.1388in"/>
      <style:text-properties style:font-name="Cambria" style:font-name-asian="Cambria" style:font-name-complex="Cambria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z-Finaldelformulario" style:display-name="z-Final del formulario" style:family="paragraph" style:parent-style-name="Standard" style:next-style-name="Standard">
      <style:paragraph-properties fo:border-top="0.0034in solid #000000" fo:border-left="none" fo:border-bottom="none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z-Principiodelformulario" style:display-name="z-Principio del formulario" style:family="paragraph" style:parent-style-name="Standard" style:next-style-name="Standard">
      <style:paragraph-properties fo:border-top="none" fo:border-left="none" fo:border-bottom="0.0034in solid #000000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z-FinaldelformularioCar" style:display-name="z-Final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z-PrincipiodelformularioCar" style:display-name="z-Principio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NumberingSymbols" style:display-name="Numbering Symbols" style:family="text"/>
    <text:list-style style:name="RTF_Num2" style:display-name="RTF_Num 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esinas</meta:initial-creator>
    <dc:creator>Antonio</dc:creator>
    <meta:creation-date>2009-10-28T11:34:00Z</meta:creation-date>
    <dc:date>2011-01-16T18:39:00Z</dc:date>
    <meta:template xlink:href="Normal" xlink:type="simple"/>
    <meta:editing-cycles>17</meta:editing-cycles>
    <meta:editing-duration>PT10680S</meta:editing-duration>
    <meta:document-statistic meta:page-count="1" meta:paragraph-count="1" meta:word-count="131" meta:character-count="853" meta:row-count="6" meta:non-whitespace-character-count="723"/>
  </office:meta>
</office:document-meta>
</file>